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</office:font-face-decls>
  <office:automatic-styles>
    <style:style style:family="paragraph" style:master-page-name="MP0" style:name="P1" style:parent-style-name="Title">
      <style:paragraph-properties fo:break-before="page"/>
    </style:style>
    <style:style style:family="table-column" style:name="TableColumn3">
      <style:table-column-properties style:column-width="27.08mm"/>
    </style:style>
    <style:style style:family="table-column" style:name="TableColumn4">
      <style:table-column-properties style:column-width="27.08mm"/>
    </style:style>
    <style:style style:family="table-column" style:name="TableColumn5">
      <style:table-column-properties style:column-width="27.08mm"/>
    </style:style>
    <style:style style:family="table-column" style:name="TableColumn6">
      <style:table-column-properties style:column-width="27.08mm"/>
    </style:style>
    <style:style style:family="table" style:name="Table2">
      <style:table-properties fo:margin-left="0in" style:rel-width="100%" style:width="6.3972in" table:align="left"/>
    </style:style>
    <style:style style:family="table-row" style:name="TableRow7">
      <style:table-row-properties style:min-row-height="0.3937in"/>
    </style:style>
    <style:style style:family="table-cell" style:name="TableCell8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9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0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1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2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3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4">
      <style:table-cell-properties fo:background-color="#FFFF00" fo:border="0.0069in solid #000000" fo:padding-bottom="0in" fo:padding-left="0.075in" fo:padding-right="0.075in" fo:padding-top="0in" style:writing-mode="lr-tb"/>
    </style:style>
    <style:style style:family="paragraph" style:name="P15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16">
      <style:table-row-properties style:min-row-height="0.7875in"/>
    </style:style>
    <style:style style:family="table-cell" style:name="TableCell17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18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9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0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1">
      <style:table-cell-properties fo:background-color="#FFC000" fo:border="0.0069in solid #000000" fo:padding-bottom="0in" fo:padding-left="0.075in" fo:padding-right="0.075in" fo:padding-top="0in" style:writing-mode="lr-tb"/>
    </style:style>
    <style:style style:family="paragraph" style:name="P22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3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4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25">
      <style:table-row-properties style:min-row-height="0.3937in"/>
    </style:style>
    <style:style style:family="table-cell" style:name="TableCell26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27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8">
      <style:table-cell-properties fo:background-color="#00B0F0" fo:border="0.0069in solid #000000" fo:padding-bottom="0in" fo:padding-left="0.075in" fo:padding-right="0.075in" fo:padding-top="0in" style:writing-mode="lr-tb"/>
    </style:style>
    <style:style style:family="paragraph" style:name="P29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0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1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2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3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34">
      <style:table-row-properties style:min-row-height="0.3937in"/>
    </style:style>
    <style:style style:family="table-cell" style:name="TableCell35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6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7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38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39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40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41">
      <style:table-cell-properties fo:background-color="#92D050" fo:border="0.0069in solid #000000" fo:padding-bottom="0in" fo:padding-left="0.075in" fo:padding-right="0.075in" fo:padding-top="0in" style:writing-mode="lr-tb"/>
    </style:style>
    <style:style style:family="paragraph" style:name="P42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olumn" style:name="TableColumn44">
      <style:table-column-properties style:column-width="1.059in"/>
    </style:style>
    <style:style style:family="table-column" style:name="TableColumn45">
      <style:table-column-properties style:column-width="1.1in"/>
    </style:style>
    <style:style style:family="table-column" style:name="TableColumn46">
      <style:table-column-properties style:column-width="1.1in"/>
    </style:style>
    <style:style style:family="table-column" style:name="TableColumn47">
      <style:table-column-properties style:column-width="1.1013in"/>
    </style:style>
    <style:style style:family="table-column" style:name="TableColumn48">
      <style:table-column-properties style:column-width="1.1027in"/>
    </style:style>
    <style:style style:family="table-column" style:name="TableColumn49">
      <style:table-column-properties style:column-width="1.0145in"/>
    </style:style>
    <style:style style:family="table" style:name="Table43">
      <style:table-properties fo:margin-left="0in" style:rel-width="100.5%" style:width="6.4777in" table:align="left"/>
    </style:style>
    <style:style style:family="table-row" style:name="TableRow50">
      <style:table-row-properties style:min-row-height="0.2666in"/>
    </style:style>
    <style:style style:family="table-cell" style:name="TableCell51">
      <style:table-cell-properties fo:background-color="#FFFFFF" fo:border-bottom="0.0416in solid #4F81BD" fo:border-left="none" fo:border-right="none" fo:border-top="none" fo:padding-bottom="0in" fo:padding-left="0.075in" fo:padding-right="0.075in" fo:padding-top="0in" fo:wrap-option="no-wrap" style:writing-mode="lr-tb"/>
    </style:style>
    <style:style style:family="paragraph" style:name="P52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53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54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55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56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57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58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59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60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61">
      <style:table-cell-properties fo:background-color="#FFFFFF" fo:border-bottom="0.0416in solid #4F81BD" fo:border-left="none" fo:border-right="none" fo:border-top="none" fo:padding-bottom="0in" fo:padding-left="0.075in" fo:padding-right="0.075in" fo:padding-top="0in" style:writing-mode="lr-tb"/>
    </style:style>
    <style:style style:family="paragraph" style:name="P62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63">
      <style:table-row-properties style:min-row-height="0.2666in"/>
    </style:style>
    <style:style style:family="table-cell" style:name="TableCell64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65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66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7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68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69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70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1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72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73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74">
      <style:table-cell-properties fo:background-color="#D3DFEE"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75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76">
      <style:table-row-properties style:min-row-height="0.2666in"/>
    </style:style>
    <style:style style:family="table-cell" style:name="TableCell77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78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79">
      <style:table-cell-properties fo:border="none" fo:padding-bottom="0in" fo:padding-left="0.075in" fo:padding-right="0.075in" fo:padding-top="0in" style:writing-mode="lr-tb"/>
    </style:style>
    <style:style style:family="paragraph" style:name="P80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81">
      <style:table-cell-properties fo:border="none" fo:padding-bottom="0in" fo:padding-left="0.075in" fo:padding-right="0.075in" fo:padding-top="0in" style:writing-mode="lr-tb"/>
    </style:style>
    <style:style style:family="paragraph" style:name="P82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83">
      <style:table-cell-properties fo:border="none" fo:padding-bottom="0in" fo:padding-left="0.075in" fo:padding-right="0.075in" fo:padding-top="0in" style:writing-mode="lr-tb"/>
    </style:style>
    <style:style style:family="paragraph" style:name="P84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85">
      <style:table-cell-properties fo:border="none" fo:padding-bottom="0in" fo:padding-left="0.075in" fo:padding-right="0.075in" fo:padding-top="0in" style:writing-mode="lr-tb"/>
    </style:style>
    <style:style style:family="paragraph" style:name="P86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87">
      <style:table-cell-properties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88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89">
      <style:table-row-properties style:min-row-height="0.2666in"/>
    </style:style>
    <style:style style:family="table-cell" style:name="TableCell90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91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92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93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94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95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96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97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98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99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00">
      <style:table-cell-properties fo:background-color="#D3DFEE"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101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102">
      <style:table-row-properties style:min-row-height="0.2666in"/>
    </style:style>
    <style:style style:family="table-cell" style:name="TableCell103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104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105">
      <style:table-cell-properties fo:border="none" fo:padding-bottom="0in" fo:padding-left="0.075in" fo:padding-right="0.075in" fo:padding-top="0in" style:writing-mode="lr-tb"/>
    </style:style>
    <style:style style:family="paragraph" style:name="P106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07">
      <style:table-cell-properties fo:border="none" fo:padding-bottom="0in" fo:padding-left="0.075in" fo:padding-right="0.075in" fo:padding-top="0in" style:writing-mode="lr-tb"/>
    </style:style>
    <style:style style:family="paragraph" style:name="P108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09">
      <style:table-cell-properties fo:border="none" fo:padding-bottom="0in" fo:padding-left="0.075in" fo:padding-right="0.075in" fo:padding-top="0in" style:writing-mode="lr-tb"/>
    </style:style>
    <style:style style:family="paragraph" style:name="P110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11">
      <style:table-cell-properties fo:border="none" fo:padding-bottom="0in" fo:padding-left="0.075in" fo:padding-right="0.075in" fo:padding-top="0in" style:writing-mode="lr-tb"/>
    </style:style>
    <style:style style:family="paragraph" style:name="P112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13">
      <style:table-cell-properties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114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row" style:name="TableRow115">
      <style:table-row-properties style:min-row-height="0.2666in"/>
    </style:style>
    <style:style style:family="table-cell" style:name="TableCell116">
      <style:table-cell-properties fo:background-color="#FFFFFF" fo:border-bottom="none" fo:border-left="none" fo:border-right="0.0138in solid #4F81BD" fo:border-top="none" fo:padding-bottom="0in" fo:padding-left="0.075in" fo:padding-right="0.075in" fo:padding-top="0in" fo:wrap-option="no-wrap" style:writing-mode="lr-tb"/>
    </style:style>
    <style:style style:family="paragraph" style:name="P117" style:parent-style-name="Normal">
      <style:text-properties fo:color="#000000" fo:country="DE" fo:font-size="11pt" fo:language="de" style:font-size-asian="11pt" style:font-size-complex="11pt"/>
    </style:style>
    <style:style style:family="table-cell" style:name="TableCell118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19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20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1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22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3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24">
      <style:table-cell-properties fo:background-color="#D3DFEE" fo:border="none" fo:padding-bottom="0in" fo:padding-left="0.075in" fo:padding-right="0.075in" fo:padding-top="0in" style:writing-mode="lr-tb"/>
    </style:style>
    <style:style style:family="paragraph" style:name="P125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ell" style:name="TableCell126">
      <style:table-cell-properties fo:background-color="#D3DFEE" fo:border-bottom="none" fo:border-left="none" fo:border-right="0.0138in solid #4F81BD" fo:border-top="none" fo:padding-bottom="0in" fo:padding-left="0.075in" fo:padding-right="0.075in" fo:padding-top="0in" style:writing-mode="lr-tb"/>
    </style:style>
    <style:style style:family="paragraph" style:name="P127" style:parent-style-name="Normal">
      <style:paragraph-properties fo:text-align="center"/>
      <style:text-properties fo:color="#000000" fo:country="DE" fo:font-size="11pt" fo:language="de" style:font-size-asian="11pt" style:font-size-complex="11pt"/>
    </style:style>
    <style:style style:family="table-column" style:name="TableColumn129">
      <style:table-column-properties style:column-width="1.5993in"/>
    </style:style>
    <style:style style:family="table-column" style:name="TableColumn130">
      <style:table-column-properties style:column-width="1.5993in"/>
    </style:style>
    <style:style style:family="table-column" style:name="TableColumn131">
      <style:table-column-properties style:column-width="1.5993in"/>
    </style:style>
    <style:style style:family="table" style:name="Table128">
      <style:table-properties fo:margin-left="0in" style:width="4.7979in" table:align="left"/>
    </style:style>
    <style:style style:family="table-row" style:name="TableRow132">
      <style:table-row-properties style:min-row-height="0.3937in"/>
    </style:style>
    <style:style style:family="table-cell" style:name="TableCell133">
      <style:table-cell-properties fo:border-bottom="0.0104in solid #000000" fo:border-left="0.0833in solid #000000" fo:border-right="0.0104in solid #000000" fo:border-top="0.0833in solid #000000" fo:padding-bottom="0in" fo:padding-left="0.075in" fo:padding-right="0.075in" fo:padding-top="0in" style:writing-mode="lr-tb"/>
    </style:style>
    <style:style style:family="paragraph" style:name="P134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35">
      <style:table-cell-properties fo:border-bottom="0.0104in solid #000000" fo:border-left="0.0104in solid #000000" fo:border-right="0.0104in solid #000000" fo:border-top="0.0833in solid #000000" fo:padding-bottom="0in" fo:padding-left="0.075in" fo:padding-right="0.075in" fo:padding-top="0in" style:writing-mode="lr-tb"/>
    </style:style>
    <style:style style:family="paragraph" style:name="P136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37">
      <style:table-cell-properties fo:border-bottom="0.0104in solid #000000" fo:border-left="0.0104in solid #000000" fo:border-right="0.0833in solid #000000" fo:border-top="0.0833in solid #000000" fo:padding-bottom="0in" fo:padding-left="0.075in" fo:padding-right="0.075in" fo:padding-top="0in" style:writing-mode="lr-tb"/>
    </style:style>
    <style:style style:family="paragraph" style:name="P138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row" style:name="TableRow139">
      <style:table-row-properties style:min-row-height="0.3937in"/>
    </style:style>
    <style:style style:family="table-cell" style:name="TableCell140">
      <style:table-cell-properties fo:border-bottom="0.0833in solid #000000" fo:border-left="none" fo:border-right="0.0833in solid #000000" fo:border-top="0.0833in solid #000000" fo:padding-bottom="0in" fo:padding-left="0.075in" fo:padding-right="0.075in" fo:padding-top="0in" style:writing-mode="lr-tb"/>
    </style:style>
    <style:style style:family="paragraph" style:name="P141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42">
      <style:table-cell-properties fo:border="0.0104in solid #000000" fo:padding-bottom="0in" fo:padding-left="0.075in" fo:padding-right="0.075in" fo:padding-top="0in" style:writing-mode="lr-tb"/>
    </style:style>
    <style:style style:family="paragraph" style:name="P143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44">
      <style:table-cell-properties fo:border-bottom="0.0104in solid #000000" fo:border-left="0.0104in solid #000000" fo:border-right="0.0833in solid #000000" fo:border-top="0.0104in solid #000000" fo:padding-bottom="0in" fo:padding-left="0.075in" fo:padding-right="0.075in" fo:padding-top="0in" style:writing-mode="lr-tb"/>
    </style:style>
    <style:style style:family="paragraph" style:name="P145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row" style:name="TableRow146">
      <style:table-row-properties style:min-row-height="0.3937in"/>
    </style:style>
    <style:style style:family="table-cell" style:name="TableCell147">
      <style:table-cell-properties fo:border-bottom="0.0833in solid #000000" fo:border-left="0.0833in solid #000000" fo:border-right="0.0104in solid #000000" fo:border-top="0.0833in solid #000000" fo:padding-bottom="0in" fo:padding-left="0.075in" fo:padding-right="0.075in" fo:padding-top="0in" style:writing-mode="lr-tb"/>
    </style:style>
    <style:style style:family="paragraph" style:name="P148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49">
      <style:table-cell-properties fo:border-bottom="0.0833in solid #000000" fo:border-left="0.0104in solid #000000" fo:border-right="0.0104in solid #000000" fo:border-top="0.0104in solid #000000" fo:padding-bottom="0in" fo:padding-left="0.075in" fo:padding-right="0.075in" fo:padding-top="0in" style:writing-mode="lr-tb"/>
    </style:style>
    <style:style style:family="paragraph" style:name="P150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51">
      <style:table-cell-properties fo:border-bottom="0.0833in solid #000000" fo:border-left="0.0104in solid #000000" fo:border-right="0.0833in solid #000000" fo:border-top="0.0104in solid #000000" fo:padding-bottom="0in" fo:padding-left="0.075in" fo:padding-right="0.075in" fo:padding-top="0in" style:writing-mode="lr-tb"/>
    </style:style>
    <style:style style:family="paragraph" style:name="P152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olumn" style:name="TableColumn154">
      <style:table-column-properties style:column-width="2.1319in"/>
    </style:style>
    <style:style style:family="table-column" style:name="TableColumn155">
      <style:table-column-properties style:column-width="2.1326in"/>
    </style:style>
    <style:style style:family="table-column" style:name="TableColumn156">
      <style:table-column-properties style:column-width="2.1326in"/>
    </style:style>
    <style:style style:family="table" style:name="Table153">
      <style:table-properties fo:margin-left="0in" style:width="6.3972in" table:align="left"/>
    </style:style>
    <style:style style:family="table-row" style:name="TableRow157">
      <style:table-row-properties style:min-row-height="0.5909in"/>
    </style:style>
    <style:style style:family="table-cell" style:name="TableCell158">
      <style:table-cell-properties fo:background-color="#548DD4" fo:border-bottom="0.0138in solid #000000" fo:border-left="none" fo:border-right="none" fo:border-top="0.0138in solid #000000" fo:padding-bottom="0in" fo:padding-left="0.075in" fo:padding-right="0.075in" fo:padding-top="0in" style:writing-mode="lr-tb"/>
    </style:style>
    <style:style style:family="paragraph" style:name="P159" style:parent-style-name="Normal">
      <style:text-properties fo:color="#000000" fo:country="DE" fo:font-weight="bold" fo:language="de" style:country-asian="US" style:font-name="Adobe Caslon Pro" style:font-name-asian="Cambria" style:font-size-complex="11pt" style:font-weight-asian="bold" style:font-weight-complex="bold" style:language-asian="en"/>
    </style:style>
    <style:style style:family="table-cell" style:name="TableCell160">
      <style:table-cell-properties fo:border-bottom="0.0138in solid #000000" fo:border-left="none" fo:border-right="none" fo:border-top="0.0138in solid #000000" fo:padding-bottom="0in" fo:padding-left="0.075in" fo:padding-right="0.075in" fo:padding-top="0in" style:writing-mode="lr-tb"/>
    </style:style>
    <style:style style:family="paragraph" style:name="P161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table-cell" style:name="TableCell162">
      <style:table-cell-properties fo:border-bottom="0.0138in solid #000000" fo:border-left="none" fo:border-right="none" fo:border-top="0.0138in solid #000000" fo:padding-bottom="0in" fo:padding-left="0.075in" fo:padding-right="0.075in" fo:padding-top="0in" style:writing-mode="lr-tb"/>
    </style:style>
    <style:style style:family="paragraph" style:name="P163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table-row" style:name="TableRow164">
      <style:table-row-properties style:min-row-height="0.5909in"/>
    </style:style>
    <style:style style:family="table-cell" style:name="TableCell165">
      <style:table-cell-properties fo:background-color="#C0C0C0" fo:border="none" fo:padding-bottom="0in" fo:padding-left="0.075in" fo:padding-right="0.075in" fo:padding-top="0in" style:writing-mode="lr-tb"/>
    </style:style>
    <style:style style:family="paragraph" style:name="P166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table-cell" style:name="TableCell167">
      <style:table-cell-properties fo:background-color="#C0C0C0" fo:border="none" fo:padding-bottom="0in" fo:padding-left="0.075in" fo:padding-right="0.075in" fo:padding-top="0in" style:writing-mode="lr-tb"/>
    </style:style>
    <style:style style:family="paragraph" style:name="P168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table-cell" style:name="TableCell169">
      <style:table-cell-properties fo:background-color="#C0C0C0" fo:border="none" fo:padding-bottom="0in" fo:padding-left="0.075in" fo:padding-right="0.075in" fo:padding-top="0in" style:writing-mode="lr-tb"/>
    </style:style>
    <style:style style:family="paragraph" style:name="P170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table-row" style:name="TableRow171">
      <style:table-row-properties style:min-row-height="0.5909in"/>
    </style:style>
    <style:style style:family="table-cell" style:name="TableCell172">
      <style:table-cell-properties fo:border-bottom="0.0138in solid #000000" fo:border-left="none" fo:border-right="none" fo:border-top="none" fo:padding-bottom="0in" fo:padding-left="0.075in" fo:padding-right="0.075in" fo:padding-top="0in" style:writing-mode="lr-tb"/>
    </style:style>
    <style:style style:family="paragraph" style:name="P173" style:parent-style-name="Normal">
      <style:text-properties fo:color="#000000" fo:country="DE" fo:font-weight="bold" fo:language="de" style:country-asian="US" style:font-name-asian="Cambria" style:font-size-complex="11pt" style:font-weight-asian="bold" style:font-weight-complex="bold" style:language-asian="en"/>
    </style:style>
    <style:style style:family="table-cell" style:name="TableCell174">
      <style:table-cell-properties fo:border-bottom="0.0138in solid #000000" fo:border-left="none" fo:border-right="none" fo:border-top="none" fo:padding-bottom="0in" fo:padding-left="0.075in" fo:padding-right="0.075in" fo:padding-top="0in" style:writing-mode="lr-tb"/>
    </style:style>
    <style:style style:family="paragraph" style:name="P175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table-cell" style:name="TableCell176">
      <style:table-cell-properties fo:border-bottom="0.0138in solid #000000" fo:border-left="none" fo:border-right="none" fo:border-top="none" fo:padding-bottom="0in" fo:padding-left="0.075in" fo:padding-right="0.075in" fo:padding-top="0in" style:writing-mode="lr-tb"/>
    </style:style>
    <style:style style:family="paragraph" style:name="P177" style:parent-style-name="Normal">
      <style:text-properties fo:color="#000000" fo:country="DE" fo:language="de" style:country-asian="US" style:font-name-asian="Cambria" style:font-size-complex="11pt" style:language-asian="en"/>
    </style:style>
    <style:style style:family="table-column" style:name="TableColumn179">
      <style:table-column-properties style:column-width="1.5993in"/>
    </style:style>
    <style:style style:family="table-column" style:name="TableColumn180">
      <style:table-column-properties style:column-width="1.5993in"/>
    </style:style>
    <style:style style:family="table-column" style:name="TableColumn181">
      <style:table-column-properties style:column-width="1.5993in"/>
    </style:style>
    <style:style style:family="table-column" style:name="TableColumn182">
      <style:table-column-properties style:column-width="1.5993in"/>
    </style:style>
    <style:style style:family="table" style:name="Table178">
      <style:table-properties fo:margin-left="0in" style:width="6.3972in" table:align="left"/>
    </style:style>
    <style:style style:family="table-row" style:name="TableRow183">
      <style:table-row-properties style:min-row-height="1.575in"/>
    </style:style>
    <style:style style:family="table-cell" style:name="TableCell184">
      <style:table-cell-properties fo:border="0.0625in solid #000000" fo:padding-bottom="0in" fo:padding-left="0.075in" fo:padding-right="0.075in" fo:padding-top="0in" style:writing-mode="lr-tb"/>
    </style:style>
    <style:style style:family="paragraph" style:name="P185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186">
      <style:table-cell-properties fo:border-bottom="0.0069in solid #000000" fo:border-left="0.0625in solid #000000" fo:border-right="0.0069in solid #000000" fo:border-top="0.0069in solid #000000" fo:padding-bottom="0in" fo:padding-left="0.075in" fo:padding-right="0.075in" fo:padding-top="0in" style:writing-mode="lr-tb"/>
    </style:style>
    <style:style style:family="paragraph" style:name="P187" style:parent-style-name="Normal">
      <style:text-properties fo:background-color="#FF0000" fo:country="DE" fo:font-size="11pt" fo:language="de" style:country-asian="US" style:font-name-asian="Cambria" style:font-size-asian="11pt" style:font-size-complex="11pt" style:language-asian="en"/>
    </style:style>
    <style:style style:family="paragraph" style:name="P188" style:parent-style-name="Normal">
      <style:text-properties fo:background-color="#FF0000"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89">
      <style:table-cell-properties fo:border-bottom="0.0625in solid #000000" fo:border-left="0.0069in solid #000000" fo:border-right="0.0069in solid #000000" fo:border-top="0.0069in solid #000000" fo:padding-bottom="0in" fo:padding-left="0.075in" fo:padding-right="0.075in" fo:padding-top="0in" style:writing-mode="lr-tb"/>
    </style:style>
    <style:style style:family="paragraph" style:name="P190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row" style:name="TableRow191">
      <style:table-row-properties style:min-row-height="0.9847in"/>
    </style:style>
    <style:style style:family="table-cell" style:name="TableCell192">
      <style:table-cell-properties fo:border="0.0069in solid #000000" fo:padding-bottom="0in" fo:padding-left="0.075in" fo:padding-right="0.075in" fo:padding-top="0in" style:writing-mode="lr-tb"/>
    </style:style>
    <style:style style:family="paragraph" style:name="P193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94">
      <style:table-cell-properties fo:background-color="#00B050" fo:border-bottom="0.0069in solid #000000" fo:border-left="0.0069in solid #000000" fo:border-right="0.0625in solid #000000" fo:border-top="0.0069in solid #000000" fo:padding-bottom="0in" fo:padding-left="0.075in" fo:padding-right="0.075in" fo:padding-top="0in" style:writing-mode="lr-tb"/>
    </style:style>
    <style:style style:family="paragraph" style:name="P195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paragraph" style:name="P196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197">
      <style:table-cell-properties fo:border-bottom="0.0069in solid #000000" fo:border-left="0.0625in solid #000000" fo:border-right="0.0625in solid #000000" fo:border-top="0.0625in solid #000000" fo:padding-bottom="0in" fo:padding-left="0.075in" fo:padding-right="0.075in" fo:padding-top="0in" style:writing-mode="lr-tb"/>
    </style:style>
    <style:style style:family="paragraph" style:name="P198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table-row" style:name="TableRow199">
      <style:table-row-properties/>
    </style:style>
    <style:style style:family="table-cell" style:name="TableCell200">
      <style:table-cell-properties fo:border-bottom="0.0069in solid #000000" fo:border-left="0.0069in solid #000000" fo:border-right="0.0833in solid #FF0000" fo:border-top="0.0069in solid #000000" fo:padding-bottom="0in" fo:padding-left="0.075in" fo:padding-right="0.075in" fo:padding-top="0in" style:writing-mode="lr-tb"/>
    </style:style>
    <style:style style:family="paragraph" style:name="P201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02">
      <style:table-cell-properties fo:border="0.0833in solid #FF0000" fo:padding-bottom="0in" fo:padding-left="0.075in" fo:padding-right="0.075in" fo:padding-top="0in" style:writing-mode="lr-tb"/>
    </style:style>
    <style:style style:family="paragraph" style:name="P203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paragraph" style:name="P204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table-cell" style:name="TableCell205">
      <style:table-cell-properties fo:border-bottom="0.0069in solid #000000" fo:border-left="0.0833in solid #FF0000" fo:border-right="0.0625in solid #000000" fo:border-top="0.0069in solid #000000" fo:padding-bottom="0in" fo:padding-left="0.075in" fo:padding-right="0.075in" fo:padding-top="0in" style:writing-mode="lr-tb"/>
    </style:style>
    <style:style style:family="paragraph" style:name="P206" style:parent-style-name="Normal">
      <style:text-properties fo:country="DE" fo:font-size="11pt" fo:language="de" style:country-asian="US" style:font-name-asian="Cambria" style:font-size-asian="11pt" style:font-size-complex="11pt" style:language-asian="en"/>
    </style:style>
    <style:style style:family="table-cell" style:name="TableCell207">
      <style:table-cell-properties fo:border-bottom="0.0625in solid #000000" fo:border-left="0.0625in solid #000000" fo:border-right="0.0625in solid #000000" fo:border-top="0.0069in solid #000000" fo:padding-bottom="0in" fo:padding-left="0.075in" fo:padding-right="0.075in" fo:padding-top="0in" style:writing-mode="lr-tb"/>
    </style:style>
    <style:style style:family="paragraph" style:name="P208" style:parent-style-name="Normal">
      <style:text-properties fo:country="DE" fo:font-size="11pt" fo:font-weight="bold" fo:language="de" style:country-asian="US" style:font-name-asian="Cambria" style:font-size-asian="11pt" style:font-size-complex="11pt" style:font-weight-asian="bold" style:language-asian="en"/>
    </style:style>
    <style:style style:family="table-row" style:name="TableRow209">
      <style:table-row-properties/>
    </style:style>
    <style:style style:family="table-cell" style:name="TableCell210">
      <style:table-cell-properties fo:border-bottom="0.0833in solid #000000" fo:border-left="0.0069in solid #000000" fo:border-right="0.0069in solid #000000" fo:border-top="0.0069in solid #000000" fo:padding-bottom="0in" fo:padding-left="0.075in" fo:padding-right="0.075in" fo:padding-top="0in" style:writing-mode="lr-tb"/>
    </style:style>
    <style:style style:family="paragraph" style:name="P211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212">
      <style:table-cell-properties fo:border-bottom="0.0833in solid #000000" fo:border-left="0.0069in solid #000000" fo:border-right="0.0069in solid #000000" fo:border-top="0.0833in solid #FF0000" fo:padding-bottom="0in" fo:padding-left="0.075in" fo:padding-right="0.075in" fo:padding-top="0in" style:writing-mode="lr-tb"/>
    </style:style>
    <style:style style:family="paragraph" style:name="P213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214">
      <style:table-cell-properties fo:border-bottom="0.0833in solid #000000" fo:border-left="0.0069in solid #000000" fo:border-right="0.0069in solid #000000" fo:border-top="0.0069in solid #000000" fo:padding-bottom="0in" fo:padding-left="0.075in" fo:padding-right="0.075in" fo:padding-top="0in" style:writing-mode="lr-tb"/>
    </style:style>
    <style:style style:family="paragraph" style:name="P215" style:parent-style-name="Normal">
      <style:text-properties fo:font-size="11pt" style:country-asian="US" style:font-name-asian="Cambria" style:font-size-asian="11pt" style:font-size-complex="11pt" style:language-asian="en"/>
    </style:style>
    <style:style style:family="table-cell" style:name="TableCell216">
      <style:table-cell-properties fo:border-bottom="0.0069in solid #000000" fo:border-left="0.0069in solid #000000" fo:border-right="0.0069in solid #000000" fo:border-top="0.0625in solid #000000" fo:padding-bottom="0in" fo:padding-left="0.075in" fo:padding-right="0.075in" fo:padding-top="0in" style:writing-mode="lr-tb"/>
    </style:style>
    <style:style style:family="paragraph" style:name="P217" style:parent-style-name="Normal">
      <style:text-properties fo:font-size="11pt" fo:font-weight="bold" style:country-asian="US" style:font-name-asian="Cambria" style:font-size-asian="11pt" style:font-size-complex="11pt" style:font-weight-asian="bold" style:language-asian="en"/>
    </style:style>
  </office:automatic-styles>
  <office:body>
    <office:text text:use-soft-page-breaks="true">
      <text:p text:style-name="P1">Tables</text:p>
      <text:p text:style-name="Subtitle">Examples</text:p>
      <text:h text:outline-level="2" text:style-name="Heading2">Table with different background colors (hard coded)</text:h>
      <text:p text:style-name="Normal"/>
      <table:table table:style-name="Table2">
        <table:table-columns>
          <table:table-column table:style-name="TableColumn3"/>
          <table:table-column table:number-columns-repeated="2" table:style-name="TableColumn4"/>
          <table:table-column table:number-columns-repeated="2"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1</text:p>
          </table:table-cell>
          <table:table-cell table:style-name="TableCell10">
            <text:p text:style-name="P11">2</text:p>
          </table:table-cell>
          <table:table-cell table:style-name="TableCell10"/>
          <table:table-cell table:style-name="TableCell12">
            <text:p text:style-name="P13">3</text:p>
          </table:table-cell>
          <table:table-cell table:style-name="TableCell12">
            <text:p>bb</text:p>
          </table:table-cell>
          <table:table-cell table:style-name="TableCell14">
            <text:p text:style-name="P15">4</text:p>
          </table:table-cell>
        </table:table-row>
        <table:table-row table:style-name="TableRow16">
          <table:table-cell table:style-name="TableCell17">
            <text:p text:style-name="P18">5</text:p>
          </table:table-cell>
          <table:table-cell table:style-name="TableCell19">
            <text:p text:style-name="P20">6</text:p>
          </table:table-cell>
          <table:table-cell table:style-name="TableCell19"/>
          <table:table-cell table:style-name="TableCell21">
            <text:p text:style-name="P22">7</text:p>
          </table:table-cell>
          <table:table-cell table:style-name="TableCell21">
            <text:p>c</text:p>
          </table:table-cell>
          <table:table-cell table:style-name="TableCell23">
            <text:p text:style-name="P24">8</text:p>
          </table:table-cell>
        </table:table-row>
        <table:table-row table:style-name="TableRow25">
          <table:table-cell table:style-name="TableCell26">
            <text:p text:style-name="P27">9</text:p>
          </table:table-cell>
          <table:table-cell table:style-name="TableCell28">
            <text:p text:style-name="P29">10</text:p>
          </table:table-cell>
          <table:table-cell table:style-name="TableCell28"/>
          <table:table-cell table:style-name="TableCell30">
            <text:p text:style-name="P31">11</text:p>
          </table:table-cell>
          <table:table-cell table:style-name="TableCell30">
            <text:p>d</text:p>
          </table:table-cell>
          <table:table-cell table:style-name="TableCell32">
            <text:p text:style-name="P33">12</text:p>
          </table:table-cell>
        </table:table-row>
        <table:table-row table:style-name="TableRow34">
          <table:table-cell table:style-name="TableCell35">
            <text:p text:style-name="P36">13</text:p>
          </table:table-cell>
          <table:table-cell table:style-name="TableCell37">
            <text:p text:style-name="P38">14</text:p>
          </table:table-cell>
          <table:table-cell table:style-name="TableCell37"/>
          <table:table-cell table:style-name="TableCell39">
            <text:p text:style-name="P40">15</text:p>
          </table:table-cell>
          <table:table-cell table:style-name="TableCell39">
            <text:p>e</text:p>
          </table:table-cell>
          <table:table-cell table:style-name="TableCell41">
            <text:p text:style-name="P42">16</text:p>
          </table:table-cell>
        </table:table-row>
      </table:table>
      <text:p text:style-name="Normal"/>
      <text:h text:outline-level="2" text:style-name="Heading2">Table with different background colors (theme, toggle background)</text:h>
      <text:p text:style-name="Normal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Point</text:p>
          </table:table-cell>
          <table:table-cell table:style-name="TableCell53">
            <text:p text:style-name="P54">Point<text:s/>A</text:p>
          </table:table-cell>
          <table:table-cell table:style-name="TableCell55">
            <text:p text:style-name="P56">Point<text:s/>B</text:p>
          </table:table-cell>
          <table:table-cell table:style-name="TableCell57">
            <text:p text:style-name="P58">Point<text:s/>C</text:p>
          </table:table-cell>
          <table:table-cell table:style-name="TableCell59">
            <text:p text:style-name="P60">Point<text:s/>D</text:p>
          </table:table-cell>
          <table:table-cell table:style-name="TableCell61">
            <text:p text:style-name="P62">Point<text:s/>E</text:p>
          </table:table-cell>
        </table:table-row>
        <table:table-row table:style-name="TableRow63">
          <table:table-cell table:style-name="TableCell64">
            <text:p text:style-name="P65">Point<text:s/>A</text:p>
          </table:table-cell>
          <table:table-cell table:style-name="TableCell66">
            <text:p text:style-name="P67">—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Point<text:s/>B</text:p>
          </table:table-cell>
          <table:table-cell table:style-name="TableCell79">
            <text:p text:style-name="P80">87</text:p>
          </table:table-cell>
          <table:table-cell table:style-name="TableCell81">
            <text:p text:style-name="P82">—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Point<text:s/>C</text:p>
          </table:table-cell>
          <table:table-cell table:style-name="TableCell92">
            <text:p text:style-name="P93">64</text:p>
          </table:table-cell>
          <table:table-cell table:style-name="TableCell94">
            <text:p text:style-name="P95">56</text:p>
          </table:table-cell>
          <table:table-cell table:style-name="TableCell96">
            <text:p text:style-name="P97">—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Point<text:s/>D</text:p>
          </table:table-cell>
          <table:table-cell table:style-name="TableCell105">
            <text:p text:style-name="P106">37</text:p>
          </table:table-cell>
          <table:table-cell table:style-name="TableCell107">
            <text:p text:style-name="P108">32</text:p>
          </table:table-cell>
          <table:table-cell table:style-name="TableCell109">
            <text:p text:style-name="P110">91</text:p>
          </table:table-cell>
          <table:table-cell table:style-name="TableCell111">
            <text:p text:style-name="P112">—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Point<text:s/>E</text:p>
          </table:table-cell>
          <table:table-cell table:style-name="TableCell118">
            <text:p text:style-name="P119">93</text:p>
          </table:table-cell>
          <table:table-cell table:style-name="TableCell120">
            <text:p text:style-name="P121">35</text:p>
          </table:table-cell>
          <table:table-cell table:style-name="TableCell122">
            <text:p text:style-name="P123">54</text:p>
          </table:table-cell>
          <table:table-cell table:style-name="TableCell124">
            <text:p text:style-name="P125">43</text:p>
          </table:table-cell>
          <table:table-cell table:style-name="TableCell126">
            <text:p text:style-name="P127">—</text:p>
          </table:table-cell>
        </table:table-row>
      </table:table>
      <text:p text:style-name="Normal"/>
      <text:p text:style-name="Normal"/>
      <text:h text:outline-level="2" text:style-name="Heading2">Thick table border, but cell can overrule<text:s/>table border</text:h>
      <text:p text:style-name="Normal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Normal"/>
      <text:h text:outline-level="2" text:style-name="Heading2">Table with background color for top-left, top-right, bottom-left and bottom-right cell</text:h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Erste Ecke oben links</text:p>
          </table:table-cell>
          <table:table-cell table:style-name="TableCell160">
            <text:p text:style-name="P161">1</text:p>
          </table:table-cell>
          <table:table-cell table:style-name="TableCell162">
            <text:p text:style-name="P163">2</text:p>
          </table:table-cell>
        </table:table-row>
        <table:table-row table:style-name="TableRow164">
          <table:table-cell table:style-name="TableCell165">
            <text:p text:style-name="P166">Zweite Ecke oben links</text:p>
          </table:table-cell>
          <table:table-cell table:style-name="TableCell167">
            <text:p text:style-name="P168">3</text:p>
          </table:table-cell>
          <table:table-cell table:style-name="TableCell169">
            <text:p text:style-name="P170">4</text:p>
          </table:table-cell>
        </table:table-row>
        <table:table-row table:style-name="TableRow171">
          <table:table-cell table:style-name="TableCell172">
            <text:p text:style-name="P173">Dritte Ecke oben links</text:p>
          </table:table-cell>
          <table:table-cell table:style-name="TableCell174">
            <text:p text:style-name="P175">5</text:p>
          </table:table-cell>
          <table:table-cell table:style-name="TableCell176">
            <text:p text:style-name="P177">6</text:p>
          </table:table-cell>
        </table:table-row>
      </table:table>
      <text:p text:style-name="Normal"/>
      <text:p text:style-name="Normal"/>
      <text:h text:outline-level="2" text:style-name="Heading2">Funny Table</text:h>
      <text:p text:style-name="Normal"/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number-columns-spanned="2" table:style-name="TableCell184">
            <text:p text:style-name="P185">A big cell with thick border</text:p>
          </table:table-cell>
          <table:covered-table-cell/>
          <table:table-cell table:style-name="TableCell186">
            <text:p text:style-name="P187">Para1</text:p>
            <text:p text:style-name="P188">Para2</text:p>
          </table:table-cell>
          <table:table-cell table:style-name="TableCell189">
            <text:p text:style-name="P190">Hello world!</text:p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number-columns-spanned="2" table:style-name="TableCell194">
            <text:p text:style-name="P195">Cell background is green.</text:p>
            <text:p text:style-name="P196"/>
          </table:table-cell>
          <table:covered-table-cell/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>Thick red border</text:p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Thick border at bottom of 3 cells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roman" style:font-pitch="variable" style:name="Adobe Caslon Pro" svg:font-family="Adobe Caslon Pro" svg:panose-1="0 0 0 0 0 0 0 0 0 0"/>
  </office:font-face-decls>
  <office:styles>
    <style:default-style style:family="table">
      <style:table-properties fo:margin-left="0in" style:writing-mode="lr-tb" table:align="left"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fo:keep-together="auto" style:min-row-height="0in" style:use-optimal-row-height="true"/>
    </style:default-style>
    <style:default-style style:family="table-cell">
      <style:table-cell-properties fo:background-color="transparent" fo:wrap-option="wrap" style:glyph-orientation-vertical="auto" style:vertical-align="top"/>
    </style:default-style>
    <style:default-style style:family="paragraph">
      <style:paragraph-properties fo:background-color="transparent" fo:border="none" fo:break-before="auto" fo:keep-together="auto" fo:keep-with-next="auto" fo:line-height="100%" fo:orphans="2" fo:padding="0in" fo:text-align="start" fo:widows="2" style:line-break="strict" style:punctuation-wrap="hanging" style:shadow="none" style:snap-to-layout-grid="true" style:tab-stop-distance="0.4916in" style:text-autospace="ideograph-alpha" style:writing-mode="lr-tb" text:number-lines="true"/>
      <style:text-properties fo:background-color="transparent" fo:country="US" fo:font-size="12pt" fo:font-style="normal" fo:font-variant="normal" fo:font-weight="normal" fo:hyphenate="true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type="none" style:text-outline="false" style:text-position="0% 100%" style:text-scale="100%" style:text-underline-color="font-color" style:text-underline-type="none" style:use-window-font-color="true"/>
    </style:default-style>
    <style:style style:default-outline-level="1" style:display-name="Heading 1" style:family="paragraph" style:name="Heading1" style:next-style-name="Normal" style:parent-style-name="Normal">
      <style:paragraph-properties fo:keep-together="always" fo:keep-with-next="always" fo:margin-top="0.3333in"/>
      <style:text-properties fo:color="#345A8A" fo:font-size="16pt" fo:font-weight="bold" fo:hyphenate="false" style:font-name="Calibri" style:font-name-asian="MS Gothic" style:font-name-complex="Times New Roman" style:font-size-asian="16pt" style:font-size-complex="16pt" style:font-weight-asian="bold" style:font-weight-complex="bold"/>
    </style:style>
    <style:style style:default-outline-level="2" style:display-name="Heading 2" style:family="paragraph" style:name="Heading2" style:next-style-name="Normal" style:parent-style-name="Normal">
      <style:paragraph-properties fo:keep-together="always" fo:keep-with-next="always" fo:margin-top="0.1388in"/>
      <style:text-properties fo:color="#4F81BD" fo:font-size="13pt" fo:font-weight="bold" fo:hyphenate="false" style:font-name="Calibri" style:font-name-asian="MS Gothic" style:font-name-complex="Times New Roman" style:font-size-asian="13pt" style:font-size-complex="13pt" style:font-weight-asian="bold" style:font-weight-complex="bold"/>
    </style:style>
    <style:style style:display-name="Normal" style:family="paragraph" style:name="Normal">
      <style:text-properties fo:hyphenate="false"/>
    </style:style>
    <style:style style:display-name="Default Paragraph Font" style:family="text" style:name="DefaultParagraphFont"/>
    <style:style style:display-name="Title" style:family="paragraph" style:name="Title" style:next-style-name="Normal" style:parent-style-name="Normal">
      <style:paragraph-properties fo:border-bottom="0.0138in solid #4F81BD" fo:border-left="none" fo:border-right="none" fo:border-top="none" fo:margin-bottom="0.2083in" fo:padding-bottom="0.0555in" fo:padding-left="0in" fo:padding-right="0in" fo:padding-top="0in" style:shadow="none"/>
      <style:text-properties fo:color="#17365D" fo:font-size="26pt" fo:hyphenate="false" fo:letter-spacing="0.0034in" style:font-name="Calibri" style:font-name-asian="MS Gothic" style:font-name-complex="Times New Roman" style:font-size-asian="26pt" style:font-size-complex="26pt" style:letter-kerning="true"/>
    </style:style>
    <style:style style:display-name="Title Char" style:family="text" style:name="TitleChar" style:parent-style-name="DefaultParagraphFont">
      <style:text-properties fo:color="#17365D" fo:font-size="26pt" fo:letter-spacing="0.0034in" style:font-name="Calibri" style:font-name-asian="MS Gothic" style:font-name-complex="Times New Roman" style:font-size-asian="26pt" style:font-size-complex="26pt" style:letter-kerning="true"/>
    </style:style>
    <style:style style:display-name="Subtitle" style:family="paragraph" style:name="Subtitle" style:next-style-name="Normal" style:parent-style-name="Normal">
      <style:text-properties fo:color="#4F81BD" fo:font-style="italic" fo:hyphenate="false" fo:letter-spacing="0.0104in" style:font-name="Calibri" style:font-name-asian="MS Gothic" style:font-name-complex="Times New Roman" style:font-style-asian="italic" style:font-style-complex="italic"/>
    </style:style>
    <style:style style:display-name="Subtitle Char" style:family="text" style:name="SubtitleChar" style:parent-style-name="DefaultParagraphFont">
      <style:text-properties fo:color="#4F81BD" fo:font-style="italic" fo:letter-spacing="0.0104in" style:font-name="Calibri" style:font-name-asian="MS Gothic" style:font-name-complex="Times New Roman" style:font-style-asian="italic" style:font-style-complex="italic"/>
    </style:style>
    <style:style style:display-name="Heading 1 Char" style:family="text" style:name="Heading1Char" style:parent-style-name="DefaultParagraphFon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Heading 2 Char" style:family="text" style:name="Heading2Char" style:parent-style-name="DefaultParagraphFon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notes-configuration style:num-format="1" text:footnotes-position="page" text:note-class="footnote" text:start-numbering-at="document" text:start-value="0"/>
    <text:notes-configuration style:num-format="i" text:footnotes-position="document" text:note-class="endnote" text:start-numbering-at="document" text:start-value="0"/>
    <text:outline-style style:name="WW_OutlineListStyle">
      <text:outline-level-style style:num-format="" text:level="1"/>
      <text:outline-level-style style:num-format="" text:level="2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hadow="visible" draw:shadow-color="#000000" draw:shadow-offset-x="0in" draw:shadow-offset-y="0.02515in" draw:shadow-opacity="35%" draw:stroke="solid" svg:stroke-color="#4a7ebb" svg:stroke-linecap="butt" svg:stroke-opacity="100%" svg:stroke-width="0.01042in"/>
    </style:default-style>
    <draw:gradient draw:angle="1800" draw:end-color="#9bc1ff" draw:end-intensity="100%" draw:name="a0" draw:start-color="#3f80cd" draw:start-intensity="100%" draw:style="linear"/>
  </office:styles>
  <office:automatic-styles>
    <style:page-layout style:name="PL0">
      <style:page-layout-properties fo:margin-bottom="0.7875in" fo:margin-left="0.984in" fo:margin-right="0.984in" fo:margin-top="0.984in" fo:page-height="11.6944in" fo:page-width="8.2638in" style:num-format="1" style:print-orientation="portrait" style:writing-mode="lr-tb">
        <style:footnote-sep style:adjustment="left" style:color="#000000" style:line-style="solid" style:rel-width="33%" style:width="0.007in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dc:creator>Sheherazade</dc:creator>
    <meta:creation-date>2012-12-17T13:12:00Z</meta:creation-date>
    <dc:date>2019-07-23T14:10:54</dc:date>
    <meta:template xlink:href="Normal.dotm" xlink:type="simple"/>
    <meta:editing-cycles>4</meta:editing-cycles>
    <meta:editing-duration>PT0.540S</meta:editing-duration>
    <meta:document-statistic meta:character-count="746" meta:non-whitespace-character-count="645" meta:page-count="2" meta:paragraph-count="1" meta:row-count="5" meta:word-count="102"/>
  </office:meta>
</office:document-meta>
</file>